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Python是什么？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><text:s text:c="24"/>Python它能干什么？</text:p>
                <text:p/>
                <text:p>web后端 科学计算 机器学习 图片处理 爬虫 大数据等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><text:s/>Python 的一个web框架，采MVC（MVF）模式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VF框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：model模型 </text:p>
              </text:list-item>
              <text:list-item>
                <text:p>V：views 试图</text:p>
              </text:list-item>
              <text:list-item>
                <text:p>F：template模板</text:p>
              </text:list-item>
            </text:list>
          </draw:text-box>
        </draw:frame>
        <draw:custom-shape draw:style-name="gr2" draw:text-style-name="P1" xml:id="id3" draw:id="id3" draw:layer="layout" svg:width="3.048cm" svg:height="2.032cm" svg:x="10.668cm" svg:y="17.52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048cm" svg:height="2.032cm" svg:x="14.478cm" svg:y="13.462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048cm" svg:height="2.032cm" svg:x="6.858cm" svg:y="13.462cm">
          <text:p text:style-name="P1">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906cm" svg:y1="14.478cm" svg:x2="14.478cm" svg:y2="14.478cm" draw:start-shape="id1" draw:start-glue-point="1" draw:end-shape="id2" draw:end-glue-point="3" svg:d="M9906 14478h4572" svg:viewBox="0 0 4573 1">
          <text:p/>
        </draw:connector>
        <draw:connector draw:style-name="gr3" draw:text-style-name="P1" draw:layer="layout" svg:x1="14.478cm" svg:y1="14.478cm" svg:x2="9.906cm" svg:y2="14.478cm" draw:start-shape="id2" draw:start-glue-point="3" draw:end-shape="id1" draw:end-glue-point="1" svg:d="M14478 14478h-4572" svg:viewBox="0 0 4573 1">
          <text:p/>
        </draw:connector>
        <draw:connector draw:style-name="gr3" draw:text-style-name="P1" draw:layer="layout" svg:x1="16.002cm" svg:y1="15.494cm" svg:x2="13.716cm" svg:y2="18.542cm" draw:start-shape="id2" draw:start-glue-point="2" draw:end-shape="id3" draw:end-glue-point="1" svg:d="M16002 15494v3048h-2286" svg:viewBox="0 0 2287 3049">
          <text:p/>
        </draw:connector>
        <draw:connector draw:style-name="gr3" draw:text-style-name="P1" draw:layer="layout" svg:x1="13.716cm" svg:y1="18.542cm" svg:x2="16.002cm" svg:y2="15.494cm" draw:start-shape="id3" draw:start-glue-point="1" draw:end-shape="id2" svg:d="M13716 18542h2286v-3048" svg:viewBox="0 0 2287 3049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2:47:46.916377446</meta:creation-date>
    <dc:date>2017-03-17T13:40:27.946393066</dc:date>
    <meta:editing-duration>PT6M39S</meta:editing-duration>
    <meta:editing-cycles>1</meta:editing-cycles>
    <meta:document-statistic meta:object-count="48"/>
    <meta:generator>LibreOffice/4.2.8.2$Linux_X86_64 LibreOffice_project/420m0$Build-2</meta:generator>
  </office:meta>
</office:document-meta>
</file>